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"Yo, dudes and dudettes! Whaddya say
we take a boat to the underground cave's
entrance?!"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"Aaall righty! Hold on tight!!"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"Yaaaaaaay!! Keep it reaaaal!!"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"Sorry, I'm kinda new at this..."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"Yo, dudes and dudettes! Whaddya say
we head back to shore?!"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7:56:56+01:00</meta:creation-date>
    <dc:date>2020-03-07T17:56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